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333ff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2" style:family="paragraph" style:parent-style-name="Standard">
      <style:text-properties fo:color="#000000" fo:font-size="12pt" fo:font-weight="bold" officeooo:rsid="001748ad" officeooo:paragraph-rsid="001748ad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4" style:family="paragraph" style:parent-style-name="Standard">
      <style:text-properties fo:color="#00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fo:font-weight="bold" officeooo:rsid="0018c36b" officeooo:paragraph-rsid="0018ce4c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fo:font-weight="bold" officeooo:rsid="0018c36b" officeooo:paragraph-rsid="0058d5fd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bold" officeooo:rsid="0018c36b" officeooo:paragraph-rsid="00592e73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fo:font-size="12pt" fo:font-weight="bold" officeooo:rsid="001b493d" officeooo:paragraph-rsid="001b493d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fo:font-weight="bold" officeooo:rsid="001b9e37" officeooo:paragraph-rsid="001c575e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fo:font-size="12pt" fo:font-weight="bold" officeooo:rsid="001b9e37" officeooo:paragraph-rsid="001e3cd4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fo:font-size="12pt" fo:font-weight="bold" officeooo:rsid="001c575e" officeooo:paragraph-rsid="001c575e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0000" fo:font-size="12pt" fo:font-weight="bold" officeooo:rsid="001e3cd4" officeooo:paragraph-rsid="001e3cd4" style:font-size-asian="10.5pt" style:font-weight-asian="bold" style:font-size-complex="12pt" style:font-weight-complex="bold"/>
    </style:style>
    <style:style style:name="P13" style:family="paragraph" style:parent-style-name="Standard">
      <style:text-properties fo:color="#000000" fo:font-size="12pt" fo:font-weight="bold" officeooo:rsid="0023e728" officeooo:paragraph-rsid="0023e728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fo:font-weight="bold" officeooo:rsid="0018ce4c" officeooo:paragraph-rsid="0018ce4c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000000" fo:font-size="12pt" fo:font-weight="bold" officeooo:rsid="0024b860" officeooo:paragraph-rsid="0024b860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fo:font-weight="bold" officeooo:rsid="00485ac2" officeooo:paragraph-rsid="00485ac2" style:font-size-asian="10.5pt" style:font-weight-asian="bold" style:font-size-complex="12pt" style:font-weight-complex="bold"/>
    </style:style>
    <style:style style:name="P17" style:family="paragraph" style:parent-style-name="Standard">
      <style:text-properties fo:color="#000000" fo:font-size="12pt" fo:font-weight="bold" officeooo:rsid="005c8d92" officeooo:paragraph-rsid="005c8d92" style:font-size-asian="10.5pt" style:font-weight-asian="bold" style:font-size-complex="12pt" style:font-weight-complex="bold"/>
    </style:style>
    <style:style style:name="P18" style:family="paragraph" style:parent-style-name="Standard">
      <style:text-properties fo:color="#000000" fo:font-size="12pt" fo:font-weight="normal" officeooo:rsid="001748ad" officeooo:paragraph-rsid="0014fa7d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fo:font-weight="normal" officeooo:rsid="00176172" officeooo:paragraph-rsid="001748ad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0000" fo:font-size="12pt" fo:font-weight="normal" officeooo:rsid="00176172" officeooo:paragraph-rsid="0017617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1b493d" officeooo:paragraph-rsid="001b493d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weight="normal" officeooo:rsid="001b9e37" officeooo:paragraph-rsid="001c575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0000" fo:font-size="12pt" fo:font-weight="normal" officeooo:rsid="001e3cd4" officeooo:paragraph-rsid="001e3cd4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0000" fo:font-size="12pt" fo:font-weight="normal" officeooo:rsid="00227a8f" officeooo:paragraph-rsid="00227a8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fo:font-weight="normal" officeooo:rsid="0023e728" officeooo:paragraph-rsid="0023e728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0000" fo:font-size="12pt" fo:font-weight="normal" officeooo:rsid="0018c36b" officeooo:paragraph-rsid="0018c36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0000" fo:font-size="11pt" fo:font-weight="bold" officeooo:rsid="005c8d92" officeooo:paragraph-rsid="005c8d92" style:font-size-asian="11pt" style:font-weight-asian="bold" style:font-size-complex="11pt" style:font-weight-complex="bold"/>
    </style:style>
    <style:style style:name="P28" style:family="paragraph" style:parent-style-name="Standard">
      <style:text-properties fo:color="#99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29" style:family="paragraph" style:parent-style-name="Standard">
      <style:text-properties fo:color="#990000" fo:font-size="12pt" fo:font-weight="bold" officeooo:rsid="0018ce4c" officeooo:paragraph-rsid="0018ce4c" style:font-size-asian="10.5pt" style:font-weight-asian="bold" style:font-size-complex="12pt" style:font-weight-complex="bold"/>
    </style:style>
    <style:style style:name="P30" style:family="paragraph" style:parent-style-name="Standard">
      <style:text-properties fo:color="#990000" fo:font-size="12pt" fo:font-weight="bold" officeooo:rsid="0018ce4c" officeooo:paragraph-rsid="0058d5fd" style:font-size-asian="10.5pt" style:font-weight-asian="bold" style:font-size-complex="12pt" style:font-weight-complex="bold"/>
    </style:style>
    <style:style style:name="P31" style:family="paragraph" style:parent-style-name="Standard">
      <style:text-properties fo:color="#990000" fo:font-size="12pt" fo:font-weight="bold" officeooo:rsid="0018ce4c" officeooo:paragraph-rsid="00592e73" style:font-size-asian="10.5pt" style:font-weight-asian="bold" style:font-size-complex="12pt" style:font-weight-complex="bold"/>
    </style:style>
    <style:style style:name="P32" style:family="paragraph" style:parent-style-name="Standard">
      <style:text-properties fo:color="#990000" fo:font-size="12pt" fo:font-weight="bold" officeooo:rsid="001a7668" officeooo:paragraph-rsid="001a7668" style:font-size-asian="10.5pt" style:font-weight-asian="bold" style:font-size-complex="12pt" style:font-weight-complex="bold"/>
    </style:style>
    <style:style style:name="P33" style:family="paragraph" style:parent-style-name="Standard">
      <style:text-properties fo:color="#990000" fo:font-size="12pt" fo:font-weight="bold" officeooo:rsid="001b493d" officeooo:paragraph-rsid="001b493d" style:font-size-asian="10.5pt" style:font-weight-asian="bold" style:font-size-complex="12pt" style:font-weight-complex="bold"/>
    </style:style>
    <style:style style:name="P34" style:family="paragraph" style:parent-style-name="Standard">
      <style:text-properties fo:color="#990000" fo:font-size="12pt" fo:font-weight="bold" officeooo:rsid="001b9e37" officeooo:paragraph-rsid="001e3cd4" style:font-size-asian="10.5pt" style:font-weight-asian="bold" style:font-size-complex="12pt" style:font-weight-complex="bold"/>
    </style:style>
    <style:style style:name="P35" style:family="paragraph" style:parent-style-name="Standard">
      <style:text-properties fo:color="#990000" fo:font-size="12pt" fo:font-weight="bold" officeooo:rsid="001748ad" officeooo:paragraph-rsid="001748ad" style:font-size-asian="10.5pt" style:font-weight-asian="bold" style:font-size-complex="12pt" style:font-weight-complex="bold"/>
    </style:style>
    <style:style style:name="P36" style:family="paragraph" style:parent-style-name="Standard">
      <style:text-properties fo:color="#990000" fo:font-size="12pt" fo:font-weight="bold" officeooo:rsid="0018c36b" officeooo:paragraph-rsid="0018c36b" style:font-size-asian="10.5pt" style:font-weight-asian="bold" style:font-size-complex="12pt" style:font-weight-complex="bold"/>
    </style:style>
    <style:style style:name="P37" style:family="paragraph" style:parent-style-name="Standard">
      <style:text-properties fo:color="#990000" fo:font-size="12pt" fo:font-weight="bold" officeooo:rsid="001c575e" officeooo:paragraph-rsid="001c575e" style:font-size-asian="10.5pt" style:font-weight-asian="bold" style:font-size-complex="12pt" style:font-weight-complex="bold"/>
    </style:style>
    <style:style style:name="P38" style:family="paragraph" style:parent-style-name="Standard">
      <style:text-properties fo:color="#990000" fo:font-size="12pt" fo:font-weight="bold" officeooo:rsid="0023e728" officeooo:paragraph-rsid="0023e728" style:font-size-asian="10.5pt" style:font-weight-asian="bold" style:font-size-complex="12pt" style:font-weight-complex="bold"/>
    </style:style>
    <style:style style:name="P39" style:family="paragraph" style:parent-style-name="Standard">
      <style:text-properties fo:color="#990000" fo:font-size="12pt" fo:font-weight="bold" officeooo:rsid="005aece2" officeooo:paragraph-rsid="005aece2" style:font-size-asian="10.5pt" style:font-weight-asian="bold" style:font-size-complex="12pt" style:font-weight-complex="bold"/>
    </style:style>
    <style:style style:name="P40" style:family="paragraph" style:parent-style-name="Standard">
      <style:text-properties fo:color="#990000" fo:font-size="12pt" fo:font-weight="bold" officeooo:rsid="001b493d" officeooo:paragraph-rsid="001b493d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style:text-properties fo:color="#990000" fo:font-size="11pt" fo:font-weight="bold" officeooo:rsid="001a7668" officeooo:paragraph-rsid="001a7668" style:font-size-asian="11pt" style:font-weight-asian="bold" style:font-size-complex="11pt" style:font-weight-complex="bold"/>
    </style:style>
    <style:style style:name="P42" style:family="paragraph" style:parent-style-name="Standard">
      <style:text-properties fo:color="#ff0000" fo:font-size="12pt" fo:font-weight="bold" officeooo:rsid="00176172" officeooo:paragraph-rsid="00176172" style:font-size-asian="10.5pt" style:font-weight-asian="bold" style:font-size-complex="12pt" style:font-weight-complex="bold"/>
    </style:style>
    <style:style style:name="P43" style:family="paragraph" style:parent-style-name="Standard">
      <style:text-properties fo:color="#0000ff" fo:font-size="14pt" fo:font-weight="bold" officeooo:rsid="001748ad" officeooo:paragraph-rsid="0014fa7d" style:font-size-asian="14pt" style:font-weight-asian="bold" style:font-size-complex="14pt" style:font-weight-complex="bold"/>
    </style:style>
    <style:style style:name="P44" style:family="paragraph" style:parent-style-name="Standard">
      <style:text-properties fo:color="#000000" fo:font-size="12pt" fo:font-weight="bold" officeooo:rsid="00485ac2" officeooo:paragraph-rsid="00485ac2" style:font-size-asian="10.5pt" style:font-weight-asian="bold" style:font-size-complex="12pt" style:font-weight-complex="bold"/>
    </style:style>
    <style:style style:name="P45" style:family="paragraph" style:parent-style-name="Standard">
      <style:text-properties fo:color="#000000" fo:font-size="12pt" fo:font-weight="bold" officeooo:rsid="005e3a2b" officeooo:paragraph-rsid="005e3a2b" style:font-size-asian="10.5pt" style:font-weight-asian="bold" style:font-size-complex="12pt" style:font-weight-complex="bold"/>
    </style:style>
    <style:style style:name="T1" style:family="text">
      <style:text-properties officeooo:rsid="0018ce4c"/>
    </style:style>
    <style:style style:name="T2" style:family="text">
      <style:text-properties fo:color="#990000"/>
    </style:style>
    <style:style style:name="T3" style:family="text">
      <style:text-properties fo:color="#990000" officeooo:rsid="0018ce4c"/>
    </style:style>
    <style:style style:name="T4" style:family="text">
      <style:text-properties fo:color="#990000" officeooo:rsid="0058d5fd"/>
    </style:style>
    <style:style style:name="T5" style:family="text">
      <style:text-properties fo:color="#990000" officeooo:rsid="00592e73"/>
    </style:style>
    <style:style style:name="T6" style:family="text">
      <style:text-properties fo:font-weight="normal" officeooo:rsid="0018ce4c" style:font-weight-asian="normal" style:font-weight-complex="normal"/>
    </style:style>
    <style:style style:name="T7" style:family="text">
      <style:text-properties fo:font-weight="normal" officeooo:rsid="00316f4a" style:font-weight-asian="normal" style:font-weight-complex="normal"/>
    </style:style>
    <style:style style:name="T8" style:family="text">
      <style:text-properties fo:font-weight="normal" officeooo:rsid="003728b6" style:font-weight-asian="normal" style:font-weight-complex="normal"/>
    </style:style>
    <style:style style:name="T9" style:family="text">
      <style:text-properties officeooo:rsid="001e3cd4"/>
    </style:style>
    <style:style style:name="T10" style:family="text">
      <style:text-properties officeooo:rsid="001e685d"/>
    </style:style>
    <style:style style:name="T11" style:family="text">
      <style:text-properties officeooo:rsid="00316f4a"/>
    </style:style>
    <style:style style:name="T12" style:family="text">
      <style:text-properties officeooo:rsid="003728b6"/>
    </style:style>
    <style:style style:name="T13" style:family="text">
      <style:text-properties fo:color="#000000"/>
    </style:style>
    <style:style style:name="T14" style:family="text">
      <style:text-properties fo:color="#000000" officeooo:rsid="00316f4a"/>
    </style:style>
    <style:style style:name="T15" style:family="text">
      <style:text-properties fo:color="#000000" officeooo:rsid="00448239"/>
    </style:style>
    <style:style style:name="T16" style:family="text">
      <style:text-properties officeooo:rsid="00448239"/>
    </style:style>
    <style:style style:name="T17" style:family="text">
      <style:text-properties officeooo:rsid="00461661"/>
    </style:style>
    <style:style style:name="T18" style:family="text">
      <style:text-properties officeooo:rsid="0058d5fd"/>
    </style:style>
    <style:style style:name="T19" style:family="text">
      <style:text-properties officeooo:rsid="00592e73"/>
    </style:style>
    <style:style style:name="T20" style:family="text">
      <style:text-properties officeooo:rsid="005d6e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/text:p>
      <text:p text:style-name="P43"><text:tab/><text:tab/><text:tab/><text:span text:style-name="T20">DATABASE-DOCUMENTATION – DOCKER</text:span></text:p>
      <text:p text:style-name="P43"><text:s/></text:p>
      <text:p text:style-name="P43"/>
      <text:p text:style-name="P35"># docker run --name teekay-mysql -e MYSQL_ROOT_PASSWORD=Solver@01 -d mysql/mysql-server:latest</text:p>
      <text:p text:style-name="P2"/>
      <text:p text:style-name="P2">Here,</text:p>
      <text:p text:style-name="P2"><text:s text:c="30"/>teekay-mysql <text:s/>-- name of the container</text:p>
      <text:p text:style-name="P2"><text:s text:c="10"/>mysql/mysql-server:latest -- docker container image </text:p>
      <text:p text:style-name="P19"/>
      <text:p text:style-name="P20">Then <text:span text:style-name="T12">go to step:2 to </text:span>check whether the mysql docker image is running or not ... </text:p>
      <text:p text:style-name="P20"/>
      <text:p text:style-name="P1">STEP-2:</text:p>
      <text:p text:style-name="P1">======</text:p>
      <text:p text:style-name="P3"/>
      <text:p text:style-name="P3">After that, try to login into the mysql shell</text:p>
      <text:p text:style-name="P3"/>
      <text:p text:style-name="P28"># mysql --host=172.17.0.2 -u root -p</text:p>
      <text:p text:style-name="P3"><text:s/>password: <text:a xlink:type="simple" xlink:href="mailto:Solver@01" text:style-name="Internet_20_link" text:visited-style-name="Visited_20_Internet_20_Link">Solver@01</text:a></text:p>
      <text:p text:style-name="P3"><text:s/></text:p>
      <text:p text:style-name="P42">ERROR 1130 (HY000): Host '172.17.0.1' is not allowed to connect to this MySQL server</text:p>
      <text:p text:style-name="P42"/>
      <text:p text:style-name="P20">But <text:span text:style-name="T12">you will not be</text:span> able to login ... because we are not giving the access to docker ip and also our local ip address <text:span text:style-name="T11">for mysql </text:span>.. </text:p>
      <text:p text:style-name="P20">Then we have to login into the docker container bash shell ... execute the following commands..</text:p>
      <text:p text:style-name="P20"/>
      <text:p text:style-name="P28"># docker ps </text:p>
      <text:p text:style-name="P28"># docker exec -it &lt;MYSQL-CONTAINER-ID&gt; bash</text:p>
      <text:p text:style-name="P3"/>
      <text:p text:style-name="P26">Then login to the mysql shell </text:p>
      <text:p text:style-name="P4"/>
      <text:p text:style-name="P36"># mysql -u root -p</text:p>
      <text:p text:style-name="P4">password: <text:a xlink:type="simple" xlink:href="mailto:Solver@01" text:style-name="Internet_20_link" text:visited-style-name="Visited_20_Internet_20_Link">Solver@01</text:a></text:p>
      <text:p text:style-name="P4"/>
      <text:p text:style-name="P14">NOTE : For Security Reason, dont use the root user to connect the database ... </text:p>
      <text:p text:style-name="P5"/>
      <text:p text:style-name="P5"><text:span text:style-name="T6">we have to create the </text:span><text:span text:style-name="T7">new </text:span><text:span text:style-name="T6">database user and also give the access to the </text:span><text:span text:style-name="T8">relvant</text:span><text:span text:style-name="T6"> databases, execute the following commands ..</text:span><text:span text:style-name="T1"> </text:span></text:p>
      <text:p text:style-name="P5"/>
      <text:p text:style-name="P5"><text:span text:style-name="T3">mysql &gt;</text:span><text:span text:style-name="T2"> </text:span><text:span text:style-name="T3">CREATE USER 'teekayuser'@'%' IDENTIFIED BY </text:span><text:a xlink:type="simple" xlink:href="mailto:'Solver@01" text:style-name="Internet_20_link" text:visited-style-name="Visited_20_Internet_20_Link">'Solver@01</text:a><text:span text:style-name="T3">';</text:span></text:p>
      <text:p text:style-name="P29">mysql &gt; GRANT ALL PRIVILEGES ON *.* TO 'teekayuser'@'%';</text:p>
      <text:p text:style-name="P29">mysql &gt; FLUSH PRIVILEGES;</text:p>
      <text:p text:style-name="P32">mysql &gt; exit;</text:p>
      <text:p text:style-name="P32"/>
      <text:p text:style-name="P41"/>
      <text:p text:style-name="P27">NEW-USER CREATION AND GIVE THAT USER TO PARTICULAR DATABASE ALONE : </text:p>
      <text:p text:style-name="P17"/>
      <text:p text:style-name="P32"/>
      <text:p text:style-name="P6"><text:span text:style-name="T3">CREATE USER '</text:span><text:span text:style-name="T4">cfteuser</text:span><text:span text:style-name="T3">'@'%' IDENTIFIED BY '</text:span><text:span text:style-name="T18">cFt@U$er</text:span><text:span text:style-name="T3">';</text:span></text:p>
      <text:p text:style-name="P30">GRANT ALL PRIVILEGES ON <text:span text:style-name="T19">cfte</text:span>.* TO '<text:span text:style-name="T18">cfteuser</text:span>'@'%';</text:p>
      <text:p text:style-name="P30">FLUSH PRIVILEGES;</text:p>
      <text:p text:style-name="P30"><text:soft-page-break/></text:p>
      <text:p text:style-name="P7"><text:span text:style-name="T3">CREATE USER '</text:span><text:span text:style-name="T5">nappuser</text:span><text:span text:style-name="T3">'@'%' IDENTIFIED BY '</text:span><text:span text:style-name="T5">n@pPu$er</text:span><text:span text:style-name="T3">';</text:span></text:p>
      <text:p text:style-name="P31">GRANT ALL PRIVILEGES ON <text:span text:style-name="T19">napp</text:span>.* TO '<text:span text:style-name="T19">nappuser</text:span>'@'%';</text:p>
      <text:p text:style-name="P31">FLUSH PRIVILEGES;</text:p>
      <text:p text:style-name="P31"/>
      <text:p text:style-name="P7"><text:span text:style-name="T3">CREATE USER '</text:span><text:span text:style-name="T5">caystonuser</text:span><text:span text:style-name="T3">'@'%' IDENTIFIED BY '</text:span><text:span text:style-name="T5">c@yst0nu$er</text:span><text:span text:style-name="T3">';</text:span></text:p>
      <text:p text:style-name="P31">GRANT ALL PRIVILEGES ON <text:span text:style-name="T19">caystonte</text:span>.* TO '<text:span text:style-name="T19">caystonuser</text:span>'@'%';</text:p>
      <text:p text:style-name="P31">FLUSH PRIVILEGES;</text:p>
      <text:p text:style-name="P30"/>
      <text:p text:style-name="P39">CREATE USER 'jtracuser'@'%' IDENTIFIED BY 'Jtr@cu$er123';</text:p>
      <text:p text:style-name="P39">GRANT ALL PRIVILEGES ON jtrac.* TO 'jtracuser'@'%';</text:p>
      <text:p text:style-name="P39">FLUSH PRIVILEGES;</text:p>
      <text:p text:style-name="P30"/>
      <text:p text:style-name="P30"/>
      <text:p text:style-name="P32"/>
      <text:p text:style-name="P40"><text:span text:style-name="T13">Now </text:span><text:span text:style-name="T14">y</text:span><text:span text:style-name="T13">ou have try to login into the </text:span><text:span text:style-name="T15">mysql using </text:span><text:span text:style-name="T13">teekayuser in terminal.</text:span></text:p>
      <text:p text:style-name="P33"/>
      <text:p text:style-name="P33"># mysql --host=172.17.0.2 -u teekayuser -p</text:p>
      <text:p text:style-name="P33">password : <text:a xlink:type="simple" xlink:href="mailto:Solver@01" text:style-name="Internet_20_link" text:visited-style-name="Visited_20_Internet_20_Link">Solver@01</text:a></text:p>
      <text:p text:style-name="P33"/>
      <text:p text:style-name="P8">Welcome to the MySQL monitor. <text:s/>Commands end with ; or \g.</text:p>
      <text:p text:style-name="P8">Your MySQL connection id is 103</text:p>
      <text:p text:style-name="P8">Server version: 5.7.19 MySQL Community Server (GPL)</text:p>
      <text:p text:style-name="P8"/>
      <text:p text:style-name="P33">Mysql&gt;</text:p>
      <text:p text:style-name="P8"/>
      <text:p text:style-name="P21">DONE .. now <text:span text:style-name="T11">we </text:span>able to login into the mysql shell <text:span text:style-name="T11">with newly created user</text:span> .. </text:p>
      <text:p text:style-name="P11"/>
      <text:p text:style-name="P37">mysql&gt; create database teekay;</text:p>
      <text:p text:style-name="P11">Query OK, 1 row affected (0.00 sec)</text:p>
      <text:p text:style-name="P11"/>
      <text:p text:style-name="P37">mysql&gt; show databases;</text:p>
      <text:p text:style-name="P11">+--------------------+</text:p>
      <text:p text:style-name="P11">| Database <text:s text:c="10"/>|</text:p>
      <text:p text:style-name="P11">+--------------------+</text:p>
      <text:p text:style-name="P11">| information_schema |</text:p>
      <text:p text:style-name="P11">| mysql <text:s text:c="13"/>|</text:p>
      <text:p text:style-name="P11">| performance_schema |</text:p>
      <text:p text:style-name="P11">| sys <text:s text:c="15"/>|</text:p>
      <text:p text:style-name="P11">|<text:span text:style-name="T2"> teekay</text:span> <text:s text:c="12"/>|</text:p>
      <text:p text:style-name="P11">+--------------------+</text:p>
      <text:p text:style-name="P11">5 rows in set (0.00 sec)</text:p>
      <text:p text:style-name="P8"/>
      <text:p text:style-name="P8"/>
      <text:p text:style-name="P22"><text:span text:style-name="T16">C</text:span>urrently we have created the empty database only.. <text:s/>so we have to insert the database into the <text:s text:c="2"/>newly created database .. </text:p>
      <text:p text:style-name="P9"/>
      <text:p text:style-name="P9"/>
      <text:p text:style-name="P34"><text:span text:style-name="T9"># mysql --host=172.17.0.2 -u teekayuser -p teekay &lt; Aug_30_DBBackup.sql</text:span> </text:p>
      <text:p text:style-name="P12">Enter Password : <text:a xlink:type="simple" xlink:href="mailto:Solver@01" text:style-name="Internet_20_link" text:visited-style-name="Visited_20_Internet_20_Link">Solver@01</text:a></text:p>
      <text:p text:style-name="P12"/>
      <text:p text:style-name="P23">it will take sometime <text:span text:style-name="T17">to </text:span>complete.. </text:p>
      <text:p text:style-name="P12"><text:soft-page-break/>Here,</text:p>
      <text:p text:style-name="P12"><text:s text:c="6"/>172.17.0.2 = mysql docker container ip address. </text:p>
      <text:p text:style-name="P12"><text:s text:c="7"/>teekayuser = database username</text:p>
      <text:p text:style-name="P12"><text:s text:c="7"/>teekay = Database Name</text:p>
      <text:p text:style-name="P12"><text:s text:c="7"/><text:span text:style-name="T10">Aug_30_DBBackup.sql = old_database .</text:span></text:p>
      <text:p text:style-name="P10"/>
      <text:p text:style-name="P24">Now we have done with inserting the database backup into the newly created database in the container. </text:p>
      <text:p text:style-name="P25">Verify it by using the following commands .. </text:p>
      <text:p text:style-name="P13"/>
      <text:p text:style-name="P38">mysql&gt; show databases;</text:p>
      <text:p text:style-name="P38">mysql &gt; use teekay;</text:p>
      <text:p text:style-name="P38">mysql &gt; show tables;</text:p>
      <text:p text:style-name="P13"/>
      <text:p text:style-name="P15">it will display inserted database tables..</text:p>
      <text:p text:style-name="P16">Now the docker container for mysql is ready . </text:p>
      <text:p text:style-name="P16"/>
      <text:p text:style-name="P16"><text:s/></text:p>
      <text:p text:style-name="P16"/>
      <text:p text:style-name="P45">mysql global variables set query : </text:p>
      <text:p text:style-name="P45"/>
      <text:p text:style-name="P45"/>
      <text:p text:style-name="P45">&gt; SET <text:s/>&lt;variable-name&gt;=&lt;valu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56:51.524955998</meta:creation-date>
    <meta:generator>LibreOffice/5.1.6.2$Linux_X86_64 LibreOffice_project/10m0$Build-2</meta:generator>
    <meta:editing-duration>PT44M59S</meta:editing-duration>
    <meta:editing-cycles>6</meta:editing-cycles>
    <dc:date>2017-12-28T15:21:32.817289100</dc:date>
    <meta:document-statistic meta:table-count="0" meta:image-count="0" meta:object-count="0" meta:page-count="3" meta:paragraph-count="81" meta:word-count="501" meta:character-count="3265" meta:non-whitespace-character-count="2699"/>
  </office:meta>
</office:document-meta>
</file>